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dash" draw:stroke-dash="a383" svg:stroke-width="0.0590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6">
      <style:graphic-properties draw:fill="none" draw:stroke="solid" svg:stroke-width="0.00694in" svg:stroke-color="#4472c4" draw:marker-end="a385" svg:stroke-opacity="100%" draw:stroke-linejoin="miter" svg:stroke-linecap="butt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none" draw:stroke="solid" svg:stroke-width="0.00694in" svg:stroke-color="#4472c4" draw:marker-end="a409" svg:stroke-opacity="100%" draw:stroke-linejoin="miter" svg:stroke-linecap="butt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7">
      <style:graphic-properties draw:fill="none" draw:stroke="solid" svg:stroke-width="0.00694in" svg:stroke-color="#4472c4" draw:marker-end="a416" svg:stroke-opacity="100%" draw:stroke-linejoin="miter" svg:stroke-linecap="but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3">
      <style:graphic-properties draw:fill="none" draw:stroke="solid" svg:stroke-width="0.00694in" svg:stroke-color="#4472c4" draw:marker-end="a392" svg:stroke-opacity="100%" draw:stroke-linejoin="miter" svg:stroke-linecap="butt"/>
    </style:style>
    <style:style style:family="graphic" style:name="a408">
      <style:graphic-properties draw:fill="none" draw:stroke="solid" svg:stroke-width="0.00694in" svg:stroke-color="#4472c4" draw:marker-end="a407" svg:stroke-opacity="100%" draw:stroke-linejoin="miter" svg:stroke-linecap="butt"/>
    </style:style>
    <style:style style:family="graphic" style:name="a395">
      <style:graphic-properties draw:fill="none" draw:stroke="solid" svg:stroke-width="0.00694in" svg:stroke-color="#4472c4" draw:marker-end="a394" svg:stroke-opacity="100%" draw:stroke-linejoin="miter" svg:stroke-linecap="butt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tellysbilde" presentation:presentation-page-layout-name="Master1-PPL1" draw:id="Slide-256">
        <draw:custom-shape svg:x="2.01389in" svg:y="0.41667in" svg:width="4.80556in" svg:height="5.55256in" draw:id="id63" draw:style-name="a384" draw:name="Rektangel 37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2106in" svg:y1="1.53077in" draw:start-shape="id64" draw:start-glue-point="1" svg:x2="2.65574in" svg:y2="1.53077in" draw:end-shape="id65" draw:end-glue-point="3" draw:id="id66" draw:style-name="a386" draw:name="Rett pilkobling 6">
          <svg:title/>
          <svg:desc/>
        </draw:connector>
        <draw:frame draw:id="id64" draw:style-name="a390" draw:name="TekstSylinder 7" svg:x="0.81091in" svg:y="1.32881in" svg:width="0.71015in" svg:height="0.40391in">
          <draw:text-box>
            <text:p text:style-name="a389" text:class-names="" text:cond-style-name=""><text:span text:style-name="a387" text:class-names="">CLK</text:span><text:span text:style-name="a388" text:class-names=""/></text:p>
          </draw:text-box>
          <svg:title/>
          <svg:desc/>
        </draw:frame>
        <draw:g draw:name="Gruppe 12" draw:id="id67">
          <svg:title/>
          <svg:desc/>
          <draw:custom-shape svg:x="2.65574in" svg:y="0.86154in" svg:width="1.61538in" svg:height="1.33846in" draw:id="id65" draw:style-name="a436" draw:name="Rektangel 3">
            <svg:title/>
            <svg:desc/>
            <text:p text:style-name="a432" text:class-names="" text:cond-style-name=""><text:span text:style-name="a430" text:class-names="">Clk</text:span><text:span text:style-name="a431" text:class-names=""><text:s text:c="1"/>divider</text:span></text:p>
            <text:p text:style-name="a435" text:class-names="" text:cond-style-name=""><text:span text:style-name="a433" text:class-names="">(baudrate)</text:span><text:span text:style-name="a4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3958in" svg:height="0.17684in" draw:id="id84" draw:style-name="a439" draw:transform="translate(-0.11979in -0.08842in) rotate(-1.5708) translate(2.74416in 1.53077in)" draw:name="Likebent trekant 11">
            <svg:title/>
            <svg:desc/>
            <text:p text:style-name="a438" text:class-names="" text:cond-style-name=""><text:span text:style-name="a43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g draw:name="Gruppe 13" draw:id="id68">
          <svg:title/>
          <svg:desc/>
          <draw:custom-shape svg:x="4.27113in" svg:y="3.2782in" svg:width="1.61538in" svg:height="1.33846in" draw:id="id79" draw:style-name="a426" draw:name="Rektangel 14">
            <svg:title/>
            <svg:desc/>
            <text:p text:style-name="a425" text:class-names="" text:cond-style-name=""><text:span text:style-name="a423" text:class-names="">RX data in</text:span><text:span text:style-name="a4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3958in" svg:height="0.17684in" draw:id="id70" draw:style-name="a429" draw:transform="translate(-0.11979in -0.08842in) rotate(-1.5708) translate(4.35955in 3.94743in)" draw:name="Likebent trekant 15">
            <svg:title/>
            <svg:desc/>
            <text:p text:style-name="a428" text:class-names="" text:cond-style-name=""><text:span text:style-name="a42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onnector draw:type="standard" svg:x1="4.27113in" svg:y1="1.53077in" draw:start-shape="id65" draw:start-glue-point="1" svg:x2="3.70833in" svg:y2="3.02778in" draw:id="id69" draw:style-name="a391" draw:name="Kobling: vinkel 17">
          <svg:title/>
          <svg:desc/>
        </draw:connector>
        <draw:connector draw:type="standard" svg:x1="4.44956in" svg:y1="3.20621in" svg:x2="3.5299in" svg:y2="3.769in" draw:end-shape="id70" draw:end-glue-point="7" draw:id="id71" draw:style-name="a393" draw:transform="translate(-3.98973in -3.48761in) rotate(-4.71239) translate(3.98973in 3.48761in)" draw:name="Kobling: vinkel 19">
          <svg:title/>
          <svg:desc/>
        </draw:connector>
        <draw:connector draw:type="line" svg:x1="3.18765in" svg:y1="4.31792in" svg:x2="4.27112in" svg:y2="4.31792in" draw:id="id72" draw:style-name="a395" draw:name="Rett pilkobling 21">
          <svg:title/>
          <svg:desc/>
        </draw:connector>
        <draw:frame draw:id="id73" draw:style-name="a399" draw:name="TekstSylinder 22" svg:x="0.97751in" svg:y="3.53774in" svg:width="0.71015in" svg:height="0.70684in">
          <draw:text-box>
            <text:p text:style-name="a398" text:class-names="" text:cond-style-name=""><text:span text:style-name="a396" text:class-names="">Data in</text:span><text:span text:style-name="a397" text:class-names=""/></text:p>
          </draw:text-box>
          <svg:title/>
          <svg:desc/>
        </draw:frame>
        <draw:connector draw:type="standard" svg:x1="1.68765in" svg:y1="3.89116in" draw:start-shape="id73" draw:start-glue-point="1" svg:x2="2.1717in" svg:y2="1.98958in" draw:id="id74" draw:style-name="a400" draw:name="Kobling: vinkel 26">
          <svg:title/>
          <svg:desc/>
        </draw:connector>
        <draw:connector draw:type="standard" svg:x1="1.68765in" svg:y1="3.89116in" draw:start-shape="id73" draw:start-glue-point="1" svg:x2="3.18765in" svg:y2="4.31792in" draw:id="id75" draw:style-name="a401" draw:name="Kobling: vinkel 29">
          <svg:title/>
          <svg:desc/>
        </draw:connector>
        <draw:connector draw:type="line" svg:x1="2.16128in" svg:y1="2.01527in" svg:x2="2.64532in" svg:y2="2.01527in" draw:id="id76" draw:style-name="a402" draw:name="Rett linje 31">
          <svg:title/>
          <svg:desc/>
        </draw:connector>
        <draw:frame draw:id="id77" draw:style-name="a406" draw:name="TekstSylinder 33" svg:x="0.75891in" svg:y="4.63085in" svg:width="0.92874in" svg:height="0.40391in">
          <draw:text-box>
            <text:p text:style-name="a405" text:class-names="" text:cond-style-name=""><text:span text:style-name="a403" text:class-names="">Rst_n</text:span><text:span text:style-name="a404" text:class-names=""/></text:p>
          </draw:text-box>
          <svg:title/>
          <svg:desc/>
        </draw:frame>
        <draw:connector draw:type="standard" svg:x1="1.68765in" svg:y1="4.8328in" draw:start-shape="id77" draw:start-glue-point="1" svg:x2="4.27112in" svg:y2="4.49398in" draw:id="id78" draw:style-name="a408" draw:name="Kobling: vinkel 36">
          <svg:title/>
          <svg:desc/>
        </draw:connector>
        <draw:connector draw:type="line" svg:x1="5.88651in" svg:y1="3.94744in" draw:start-shape="id79" draw:start-glue-point="1" svg:x2="7.0531in" svg:y2="3.95955in" draw:end-shape="id80" draw:end-glue-point="3" draw:id="id81" draw:style-name="a410" draw:name="Rett pilkobling 41">
          <svg:title/>
          <svg:desc/>
        </draw:connector>
        <draw:frame draw:id="id80" draw:style-name="a415" draw:name="TekstSylinder 42" svg:x="7.0531in" svg:y="3.7576in" svg:width="1.21183in" svg:height="0.40391in">
          <draw:text-box>
            <text:p text:style-name="a414" text:class-names="" text:cond-style-name=""><text:span text:style-name="a411" text:class-names="">Data<text:s text:c="1"/></text:span><text:span text:style-name="a412" text:class-names="">out</text:span><text:span text:style-name="a413" text:class-names=""/></text:p>
          </draw:text-box>
          <svg:title/>
          <svg:desc/>
        </draw:frame>
        <draw:connector draw:type="line" svg:x1="5.88651in" svg:y1="3.55256in" svg:x2="7.0531in" svg:y2="3.55565in" draw:end-shape="id82" draw:end-glue-point="3" draw:id="id83" draw:style-name="a417" draw:name="Rett pilkobling 47">
          <svg:title/>
          <svg:desc/>
        </draw:connector>
        <draw:frame draw:id="id82" draw:style-name="a422" draw:name="TekstSylinder 48" svg:x="7.0531in" svg:y="3.3537in" svg:width="1.44549in" svg:height="0.40391in">
          <draw:text-box>
            <text:p text:style-name="a421" text:class-names="" text:cond-style-name=""><text:span text:style-name="a418" text:class-names="">Data<text:s text:c="1"/></text:span><text:span text:style-name="a419" text:class-names="">ready</text:span><text:span text:style-name="a42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tellysbil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tel og innhold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Del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nholdsdel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Bare tit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nhold med 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e med 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Loddret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drett tit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407" svg:viewBox="0 0 20 30" svg:d="m10 0-10 30h20z"/>
    <draw:marker draw:name="a392" svg:viewBox="0 0 20 30" svg:d="m10 0-10 30h20z"/>
    <draw:marker draw:name="a409" svg:viewBox="0 0 20 30" svg:d="m10 0-10 30h20z"/>
    <draw:marker draw:name="a394" svg:viewBox="0 0 20 30" svg:d="m10 0-10 30h20z"/>
    <draw:marker draw:name="a416" svg:viewBox="0 0 20 30" svg:d="m10 0-10 30h20z"/>
    <draw:marker draw:name="a385" svg:viewBox="0 0 20 30" svg:d="m10 0-10 30h20z"/>
    <draw:stroke-dash draw:name="a383" draw:display-name="SysDot" draw:style="rect" draw:dots1="1" draw:dots1-length="0.05903in" draw:dots2="0" draw:dots2-length="0in" draw:distance="0.0590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4" draw:name="Plassholder for tit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k for å redigere tittelstil</text:span><text:span text:style-name="a2" text:class-names=""/></text:p>
        </draw:text-box>
        <svg:title/>
        <svg:desc/>
      </draw:frame>
      <draw:frame draw:id="id1" presentation:style-name="a21" draw:name="Plassholder f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 for å redigere tekststiler i mal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re nivå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å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lassholder for dato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Plassholder for bunn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Plassholder for lysbilde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tellysbilde" style:page-layout-name="pageLayout1" draw:style-name="a34">
      <draw:frame draw:id="id5" presentation:style-name="a38" draw:name="Tit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k for å redigere tittelstil</text:span><text:span text:style-name="a36" text:class-names=""/></text:p>
        </draw:text-box>
        <svg:title/>
        <svg:desc/>
      </draw:frame>
      <draw:frame draw:id="id6" presentation:style-name="a42" draw:name="Undertit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 for å redigere undertittelstil i malen</text:span><text:span text:style-name="a40" text:class-names=""/></text:p>
        </draw:text-box>
        <svg:title/>
        <svg:desc/>
      </draw:frame>
      <draw:frame draw:id="id7" presentation:style-name="a47" draw:name="Plassholder for dato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Plassholder for bunn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Plassholder for lysbilde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tel-og-innhold" style:page-layout-name="pageLayout1" draw:style-name="a55">
      <draw:frame draw:id="id10" presentation:style-name="a59" draw:name="Tit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k for å redigere tittelstil</text:span><text:span text:style-name="a57" text:class-names=""/></text:p>
        </draw:text-box>
        <svg:title/>
        <svg:desc/>
      </draw:frame>
      <draw:frame draw:id="id11" presentation:style-name="a76" draw:name="Plassholder for innhol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 for å redigere tekststiler i mal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Andre nivå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dje nivå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emte nivå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lassholder for dato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Plassholder for bunn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Plassholder for lysbilde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Deloverskrift" style:page-layout-name="pageLayout1" draw:style-name="a89">
      <draw:frame draw:id="id15" presentation:style-name="a93" draw:name="Tit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k for å redigere tittelstil</text:span><text:span text:style-name="a91" text:class-names=""/></text:p>
        </draw:text-box>
        <svg:title/>
        <svg:desc/>
      </draw:frame>
      <draw:frame draw:id="id16" presentation:style-name="a97" draw:name="Plassholder f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 for å redigere tekststiler i malen</text:span></text:p>
            </text:list-item>
          </text:list>
        </draw:text-box>
        <svg:title/>
        <svg:desc/>
      </draw:frame>
      <draw:frame draw:id="id17" presentation:style-name="a102" draw:name="Plassholder for dato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Plassholder for bunn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Plassholder for lysbilde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o-innholdsdeler" style:page-layout-name="pageLayout1" draw:style-name="a110">
      <draw:frame draw:id="id20" presentation:style-name="a114" draw:name="Tit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k for å redigere tittelstil</text:span><text:span text:style-name="a112" text:class-names=""/></text:p>
        </draw:text-box>
        <svg:title/>
        <svg:desc/>
      </draw:frame>
      <draw:frame draw:id="id21" presentation:style-name="a131" draw:name="Plassholder for innhol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 for å redigere tekststiler i mal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re ni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emte nivå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Plassholder for innhol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 for å redigere tekststiler i mal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Andre nivå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dje nivå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emte nivå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lassholder for dato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Plassholder for bunn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Plassholder for lysbilde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Sammenligning" style:page-layout-name="pageLayout1" draw:style-name="a161">
      <draw:frame draw:id="id26" presentation:style-name="a165" draw:name="Tit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k for å redigere tittelstil</text:span><text:span text:style-name="a163" text:class-names=""/></text:p>
        </draw:text-box>
        <svg:title/>
        <svg:desc/>
      </draw:frame>
      <draw:frame draw:id="id27" presentation:style-name="a169" draw:name="Plassholder f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 for å redigere tekststiler i malen</text:span></text:p>
            </text:list-item>
          </text:list>
        </draw:text-box>
        <svg:title/>
        <svg:desc/>
      </draw:frame>
      <draw:frame draw:id="id28" presentation:style-name="a186" draw:name="Plassholder for innhol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 for å redigere tekststiler i mal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Andre nivå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dje nivå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emte nivå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Plassholder f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 for å redigere tekststiler i malen</text:span></text:p>
            </text:list-item>
          </text:list>
        </draw:text-box>
        <svg:title/>
        <svg:desc/>
      </draw:frame>
      <draw:frame draw:id="id30" presentation:style-name="a207" draw:name="Plassholder for innhol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 for å redigere tekststiler i mal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Andre nivå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dje nivå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emte nivå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lassholder for dato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Plassholder for bunn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Plassholder for lysbilde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Bare-tittel" style:page-layout-name="pageLayout1" draw:style-name="a220">
      <draw:frame draw:id="id34" presentation:style-name="a224" draw:name="Tit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k for å redigere tittelstil</text:span><text:span text:style-name="a222" text:class-names=""/></text:p>
        </draw:text-box>
        <svg:title/>
        <svg:desc/>
      </draw:frame>
      <draw:frame draw:id="id35" presentation:style-name="a229" draw:name="Plassholder for dato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Plassholder for bunn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Plassholder for lysbilde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omt" style:page-layout-name="pageLayout1" draw:style-name="a237">
      <draw:frame draw:id="id38" presentation:style-name="a242" draw:name="Plassholder for dato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Plassholder for bunn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Plassholder for lysbilde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nhold-med-tekst" style:page-layout-name="pageLayout1" draw:style-name="a250">
      <draw:frame draw:id="id41" presentation:style-name="a254" draw:name="Tit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k for å redigere tittelstil</text:span><text:span text:style-name="a252" text:class-names=""/></text:p>
        </draw:text-box>
        <svg:title/>
        <svg:desc/>
      </draw:frame>
      <draw:frame draw:id="id42" presentation:style-name="a271" draw:name="Plassholder for innhol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 for å redigere tekststiler i mal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Andre nivå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dje nivå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emte nivå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Plassholder f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 for å redigere tekststiler i malen</text:span></text:p>
            </text:list-item>
          </text:list>
        </draw:text-box>
        <svg:title/>
        <svg:desc/>
      </draw:frame>
      <draw:frame draw:id="id44" presentation:style-name="a280" draw:name="Plassholder for dato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Plassholder for bunn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Plassholder for lysbilde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e-med-tekst" style:page-layout-name="pageLayout1" draw:style-name="a288">
      <draw:frame draw:id="id47" presentation:style-name="a292" draw:name="Tit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k for å redigere tittelstil</text:span><text:span text:style-name="a290" text:class-names=""/></text:p>
        </draw:text-box>
        <svg:title/>
        <svg:desc/>
      </draw:frame>
      <draw:frame draw:id="id48" presentation:style-name="a295" draw:name="Plassholder for bild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Plassholder f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 for å redigere tekststiler i malen</text:span></text:p>
            </text:list-item>
          </text:list>
        </draw:text-box>
        <svg:title/>
        <svg:desc/>
      </draw:frame>
      <draw:frame draw:id="id50" presentation:style-name="a304" draw:name="Plassholder for dato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Plassholder for bunn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Plassholder for lysbilde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Loddrett-tekst" style:page-layout-name="pageLayout1" draw:style-name="a312">
      <draw:frame draw:id="id53" presentation:style-name="a316" draw:name="Tit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k for å redigere tittelstil</text:span><text:span text:style-name="a314" text:class-names=""/></text:p>
        </draw:text-box>
        <svg:title/>
        <svg:desc/>
      </draw:frame>
      <draw:frame draw:id="id54" presentation:style-name="a333" draw:name="Plassholder for loddrett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 for å redigere tekststiler i mal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Andre nivå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dje nivå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emte nivå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lassholder for dato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Plassholder for bunn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Plassholder for lysbilde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Loddrett-tittel-og-tekst" style:page-layout-name="pageLayout1" draw:style-name="a346">
      <draw:frame draw:id="id58" presentation:style-name="a350" draw:name="Loddrett tit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k for å redigere tittelstil</text:span><text:span text:style-name="a348" text:class-names=""/></text:p>
        </draw:text-box>
        <svg:title/>
        <svg:desc/>
      </draw:frame>
      <draw:frame draw:id="id59" presentation:style-name="a367" draw:name="Plassholder for loddrett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 for å redigere tekststiler i mal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Andre nivå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dje nivå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emte nivå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lassholder for dato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Plassholder for bunn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Plassholder for lysbilde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sjon</dc:title>
    <meta:initial-creator>Georg Bøni Hofstad</meta:initial-creator>
    <dc:creator>Georg Bøni Hofstad</dc:creator>
    <meta:creation-date>2023-11-03T13:01:03Z</meta:creation-date>
    <dc:date>2023-11-03T13:12:46Z</dc:date>
    <meta:editing-cycles>1</meta:editing-cycles>
    <meta:editing-duration>PT703S</meta:editing-duration>
    <meta:document-statistic meta:paragraph-count="8" meta:word-count="18"/>
  </office:meta>
</office:document-meta>
</file>